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80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4.3134in"/>
    </style:style>
    <style:style style:name="co5" style:family="table-column">
      <style:table-column-properties fo:break-before="auto" style:column-width="6.5327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0.6252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1.986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ConradPN</text:p>
          </table:table-cell>
          <table:table-cell office:value-type="string" calcext:value-type="string">
            <text:p><text:s/>Label</text:p>
          </table:table-cell>
          <table:table-cell office:value-type="string" calcext:value-type="string">
            <text:p><text:s/>DigiKeyPN</text:p>
          </table:table-cell>
          <table:table-cell office:value-type="string" calcext:value-type="string">
            <text:p><text:s/>Voltage</text:p>
          </table:table-cell>
          <table:table-cell office:value-type="string" calcext:value-type="string">
            <text:p><text:s/>Link</text:p>
          </table:table-cell>
          <table:table-cell office:value-type="string" calcext:value-type="string">
            <text:p><text:s/>On-Hand</text:p>
          </table:table-cell>
          <table:table-cell office:value-type="string" calcext:value-type="string">
            <text:p><text:s text:c="2"/>1N4148WFL-G3-08GICT-ND </text:p>
          </table:table-cell>
        </table:table-row>
        <table:table-row table:style-name="ro1">
          <table:table-cell office:value-type="string" calcext:value-type="string">
            <text:p>C201, C202, C203, C20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<text:s/>Capacitors_SMD:C_0805_HandSoldering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Capacitors_SMD:C_0805_HandSoldering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01, D202, D50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<text:s/>LEDs:LED_080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<text:s/>Diodes_SMD:SOD-123</text:p>
          </table:table-cell>
          <table:table-cell office:value-type="string" calcext:value-type="string">
            <text:p><text:s/>http://www.vishay.com/docs/85887/1n4148wfl-g.pdf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Val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IC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8-A</text:p>
          </table:table-cell>
          <table:table-cell office:value-type="string" calcext:value-type="string">
            <text:p><text:s/>Housings_QFP:LQFP-32_7x7mm_Pitch0.8mm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Module</text:p>
          </table:table-cell>
          <table:table-cell office:value-type="string" calcext:value-type="string">
            <text:p><text:s/>Pin_Headers:Pin_Header_Straight_1x07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<text:s/>Pin_Headers:Pin_Header_Straight_1x02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<text:s/>Pin_Headers:Pin_Header_Straight_2x0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01, Q402, Q403, Q404, Q405, Q406, Q408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RLML2502</text:p>
          </table:table-cell>
          <table:table-cell office:value-type="string" calcext:value-type="string">
            <text:p><text:s/>tfac-footprints:Micro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POP</text:p>
          </table:table-cell>
          <table:table-cell office:value-type="string" calcext:value-type="string">
            <text:p><text:s/>tfac-footprints:Micro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D2391</text:p>
          </table:table-cell>
          <table:table-cell office:value-type="string" calcext:value-type="string">
            <text:p><text:s/>TO_SOT_Packages_SMD:SOT89-3_Housing</text:p>
          </table:table-cell>
          <table:table-cell office:value-type="string" calcext:value-type="string">
            <text:p><text:s/>http://rohmfs.rohm.com/en/products/databook/datasheet/discrete/transistor/bipolar/2sd2391t100q-e.pdf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Valu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201,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02, R5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Ω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0Ω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401, R403, R405, R407, R409, R411, R415, R501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402, R40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406, R408, R410, R412, R41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413, R4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OP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205-SMT</text:p>
          </table:table-cell>
          <table:table-cell office:value-type="string" calcext:value-type="string">
            <text:p><text:s/>tfac-footprints:CT-1205-SMT</text:p>
          </table:table-cell>
          <table:table-cell office:value-type="string" calcext:value-type="string">
            <text:p><text:s/>http://www.cui.com/product/resource/ct-1205-smt.pdf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102-1199-2-ND</text:p>
          </table:table-cell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W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 Set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5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Set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5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5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_TIME</text:p>
          </table:table-cell>
          <table:table-cell office:value-type="string" calcext:value-type="string">
            <text:p><text:s/>Pin_Headers:Pin_Header_Straight_1x02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50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5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er Time</text:p>
          </table:table-cell>
          <table:table-cell office:value-type="string" calcext:value-type="string">
            <text:p><text:s/>Pin_Headers:Pin_Header_Straight_1x02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50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Enabled</text:p>
          </table:table-cell>
          <table:table-cell office:value-type="string" calcext:value-type="string">
            <text:p><text:s/>tfac-footprints:CLSB12C0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50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<text:s/>tfac-footprints:PTS525SM15SMTR2LFS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3T-5002E/CB</text:p>
          </table:table-cell>
          <table:table-cell office:value-type="string" calcext:value-type="string">
            <text:p><text:s/>tfac-footprints:SOT-23A</text:p>
          </table:table-cell>
          <table:table-cell office:value-type="string" calcext:value-type="string">
            <text:p><text:s/>http://ww1.microchip.com/downloads/en/DeviceDoc/22049e.pdf</text:p>
          </table:table-cell>
          <table:table-cell office:value-type="string" calcext:value-type="string">
            <text:p>MCP1703T-5002E/CB</text:p>
          </table:table-cell>
          <table:table-cell office:value-type="string" calcext:value-type="string">
            <text:p>651424 - 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2979</text:p>
          </table:table-cell>
          <table:table-cell office:value-type="string" calcext:value-type="string">
            <text:p><text:s/>tfac-footprints:SOT-23-5L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4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C-DCF77</text:p>
          </table:table-cell>
          <table:table-cell office:value-type="string" calcext:value-type="string">
            <text:p><text:s/>tfac-footprints:RTC-DCF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201, W2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<text:s/>Measurement_Points:Measurement_Point_Round-SMD-Pad_Small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4" meta:object-count="0"/>
    <meta:generator>LibreOffice/4.2.8.2$Linux_X86_64 LibreOffice_project/420m0$Build-2</meta:generator>
  </office:meta>
</office:document-meta>
</file>